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b82e" officeooo:paragraph-rsid="0001b82e"/>
    </style:style>
    <style:style style:name="P2" style:family="paragraph" style:parent-style-name="Text_20_body">
      <style:text-properties officeooo:rsid="00020462" officeooo:paragraph-rsid="00020462"/>
    </style:style>
    <style:style style:name="P3" style:family="paragraph" style:parent-style-name="Text_20_body">
      <style:text-properties officeooo:rsid="00027af9" officeooo:paragraph-rsid="00027af9"/>
    </style:style>
    <style:style style:name="P4" style:family="paragraph" style:parent-style-name="Text_20_body">
      <style:text-properties officeooo:rsid="0005f107" officeooo:paragraph-rsid="0005f107"/>
    </style:style>
    <style:style style:name="P5" style:family="paragraph" style:parent-style-name="Text_20_body">
      <style:text-properties officeooo:rsid="00069791" officeooo:paragraph-rsid="00069791"/>
    </style:style>
    <style:style style:name="T1" style:family="text">
      <style:text-properties officeooo:rsid="00027af9"/>
    </style:style>
    <style:style style:name="T2" style:family="text">
      <style:text-properties officeooo:rsid="0005f107"/>
    </style:style>
    <style:style style:name="T3" style:family="text">
      <style:text-properties officeooo:rsid="00075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áverečný report – <text:span text:style-name="T2">UnetLab</text:span></text:h>
      <text:p text:style-name="P5">pouzivatelsky zazitok, administratorsky zazitok, <text:span text:style-name="T3">referencia na benchmark zariadeni, referencia na kompatibilitu zariadeni</text:span></text:p>
      <text:h text:style-name="Heading_20_2" text:outline-level="2"><text:span text:style-name="T1">V</text:span>ýhody</text:h>
      <text:p text:style-name="P3">Multiplatformový</text:p>
      <text:p text:style-name="P1">Jednoduché pridanie smerovačov rôznych výrobcov</text:p>
      <text:p text:style-name="P2">Podpora natívnej emulácie Cisco IOS pomocou Dynamips hypervisora</text:p>
      <text:p text:style-name="P1">Prehľadné <text:span text:style-name="T2">webové </text:span>grafické rozhranie</text:p>
      <text:p text:style-name="P4">Podpora viacerých používateľov</text:p>
      <text:p text:style-name="P4">Možnosť nasadenia ako vzdialený server</text:p>
      <text:p text:style-name="P4">Jednoducho prepojiteľný s lokálnou sieťou (káblom)</text:p>
      <text:h text:style-name="Heading_20_2" text:outline-level="2">Nevýhody</text:h>
      <text:p text:style-name="P4">Náročnejšie pridanie virtuálnych operačných systémov (Linuxových distribúcií / Windows-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3:48:30.771312138</meta:creation-date>
    <dc:date>2017-09-26T13:58:37.505660598</dc:date>
    <meta:editing-duration>PT37M36S</meta:editing-duration>
    <meta:editing-cycles>9</meta:editing-cycles>
    <meta:generator>LibreOffice/5.4.1.2.0$Linux_X86_64 LibreOffice_project/40m0$Build-2</meta:generator>
    <meta:document-statistic meta:table-count="0" meta:image-count="0" meta:object-count="0" meta:page-count="1" meta:paragraph-count="12" meta:word-count="58" meta:character-count="530" meta:non-whitespace-character-count="483"/>
  </office:meta>
</office:document-meta>
</file>